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05fe49"/>
    </style:style>
    <style:style style:name="T3" style:family="text">
      <style:text-properties style:font-name="sans-serif" fo:font-size="10.5pt" officeooo:rsid="00070ced"/>
    </style:style>
    <style:style style:name="T4" style:family="text">
      <style:text-properties style:font-name="sans-serif" fo:font-size="10.5pt" fo:font-weight="bold" officeooo:rsid="0005fe4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is manuscript has been submitted for publication in </text:span><text:span text:style-name="T4">Scientific Reports</text:span><text:span text:style-name="T1">. Please note that, the manuscript <text:s/></text:span><text:span text:style-name="T3">is under </text:span><text:span text:style-name="T2">review </text:span><text:span text:style-name="T3">by the editor</text:span><text:span text:style-name="T1">. Subsequent versions of this manuscript may have slightly different content. If accepted, the final version of this manuscript will be available via the ‘Peer-reviewed Publication DOI</text:span>’ <text:span text:style-name="T1">link on the right-hand side of this webpage. Please feel free to contact any of the authors; we welcome </text:span><text:span text:style-name="T3">your</text:span><text:span text:style-name="T1"> feedback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4:55:25.660686048</meta:creation-date>
    <dc:date>2021-12-17T14:18:54.051942737</dc:date>
    <meta:editing-duration>PT1H11M5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8" meta:character-count="440" meta:non-whitespace-character-count="372"/>
  </office:meta>
</office:document-meta>
</file>